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035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5cm solid #000000" fo:border-left="none" fo:border-right="0.088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>
      <style:table-cell-properties fo:border-bottom="none" fo:background-color="#ff0000" fo:border-left="none" fo:border-right="0.088cm solid #000000" fo:border-top="none"/>
    </style:style>
    <style:style style:name="ce7" style:family="table-cell" style:parent-style-name="Default">
      <style:table-cell-properties fo:border-bottom="0.035cm solid #000000" fo:border-left="none" fo:border-right="none" fo:border-top="0.002cm solid #000000"/>
    </style:style>
    <style:style style:name="ce8" style:family="table-cell" style:parent-style-name="Default">
      <style:table-cell-properties fo:border-bottom="0.035cm solid #000000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4" office:value-type="string">
            <text:p>Groupe</text:p>
          </table:table-cell>
          <table:table-cell table:style-name="ce7" office:value-type="string">
            <text:p>TP1 (Appl.)</text:p>
          </table:table-cell>
          <table:table-cell table:style-name="ce7" office:value-type="string">
            <text:p>TP2 (ABP)</text:p>
          </table:table-cell>
          <table:table-cell table:style-name="ce7" office:value-type="string">
            <text:p>TP3 (GBN)</text:p>
          </table:table-cell>
          <table:table-cell table:style-name="ce7" office:value-type="string">
            <text:p>TP4 (TCP)</text:p>
          </table:table-cell>
          <table:table-cell table:style-name="ce7" office:value-type="string">
            <text:p>TP5 (Congestion ctrl)</text:p>
          </table:table-cell>
          <table:table-cell table:style-name="ce7" office:value-type="string">
            <text:p>TP6 (IP 1)</text:p>
          </table:table-cell>
          <table:table-cell table:style-name="ce7" office:value-type="string">
            <text:p>TP7 (IP 2)</text:p>
          </table:table-cell>
          <table:table-cell table:style-name="ce7" table:number-columns-repeated="1013"/>
          <table:table-cell table:style-name="ce8"/>
        </table:table-row>
        <table:table-row table:style-name="ro1">
          <table:table-cell office:value-type="string">
            <text:p>Kalhori</text:p>
          </table:table-cell>
          <table:table-cell office:value-type="string">
            <text:p>Zahr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Janssens</text:p>
          </table:table-cell>
          <table:table-cell office:value-type="string">
            <text:p>Julia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Francoisse</text:p>
          </table:table-cell>
          <table:table-cell office:value-type="string">
            <text:p>Jerom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Debande</text:p>
          </table:table-cell>
          <table:table-cell office:value-type="string">
            <text:p>Françoi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Quenti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Dethier</text:p>
          </table:table-cell>
          <table:table-cell office:value-type="string">
            <text:p>Olivier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1">
          <table:table-cell office:value-type="string">
            <text:p>Libouton</text:p>
          </table:table-cell>
          <table:table-cell office:value-type="string">
            <text:p>Damie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Colligno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Carlier</text:p>
          </table:table-cell>
          <table:table-cell office:value-type="string">
            <text:p>Lauren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4"/>
        </table:table-row>
        <table:table-row table:style-name="ro1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table:number-columns-repeated="1014"/>
        </table:table-row>
        <table:table-row table:style-name="ro2">
          <table:table-cell office:value-type="string">
            <text:p>Poncelet</text:p>
          </table:table-cell>
          <table:table-cell office:value-type="string">
            <text:p>Sophi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Mubagwa</text:p>
          </table:table-cell>
          <table:table-cell office:value-type="string">
            <text:p>Akonkw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Ghilain</text:p>
          </table:table-cell>
          <table:table-cell office:value-type="string">
            <text:p>Matthieu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Deville</text:p>
          </table:table-cell>
          <table:table-cell office:value-type="string">
            <text:p>Pierre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Dory</text:p>
          </table:table-cell>
          <table:table-cell office:value-type="string">
            <text:p>Thibaul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Edoh</text:p>
          </table:table-cell>
          <table:table-cell office:value-type="string">
            <text:p>Maxi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Goletti</text:p>
          </table:table-cell>
          <table:table-cell office:value-type="string">
            <text:p>Olivier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Nuttin</text:p>
          </table:table-cell>
          <table:table-cell office:value-type="string">
            <text:p>Vince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Lamouline</text:p>
          </table:table-cell>
          <table:table-cell office:value-type="string">
            <text:p>Laure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Hunin</text:p>
          </table:table-cell>
          <table:table-cell office:value-type="string">
            <text:p>Quenti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Degroote</text:p>
          </table:table-cell>
          <table:table-cell office:value-type="string">
            <text:p>Charl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Delvaux</text:p>
          </table:table-cell>
          <table:table-cell office:value-type="string">
            <text:p>Jonatha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Destine</text:p>
          </table:table-cell>
          <table:table-cell office:value-type="string">
            <text:p>Arnaud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Leruitte</text:p>
          </table:table-cell>
          <table:table-cell office:value-type="string">
            <text:p>Thibaul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Decoster</text:p>
          </table:table-cell>
          <table:table-cell office:value-type="string">
            <text:p>Xavier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Soblet</text:p>
          </table:table-cell>
          <table:table-cell office:value-type="string">
            <text:p>Pierre-Yve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Bergamo</text:p>
          </table:table-cell>
          <table:table-cell office:value-type="string">
            <text:p>Bor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Ngassam</text:p>
          </table:table-cell>
          <table:table-cell office:value-type="string">
            <text:p>Alai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- </text:p>
          </table:table-cell>
          <table:table-cell table:number-columns-repeated="1018"/>
        </table:table-row>
        <table:table-row table:style-name="ro2">
          <table:table-cell office:value-type="string">
            <text:p>Jeusette</text:p>
          </table:table-cell>
          <table:table-cell office:value-type="string">
            <text:p>Davi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office:value-type="string">
            <text:p>Delcourt</text:p>
          </table:table-cell>
          <table:table-cell office:value-type="string">
            <text:p>Clair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Jamar</text:p>
          </table:table-cell>
          <table:table-cell office:value-type="string">
            <text:p>Franco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Moulai</text:p>
          </table:table-cell>
          <table:table-cell office:value-type="string">
            <text:p>Abdelkarim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benza</text:p>
          </table:table-cell>
          <table:table-cell table:style-name="ce2" office:value-type="string">
            <text:p>Patrick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office:value-type="string">
            <text:p>- <text:s/></text:p>
          </table:table-cell>
          <table:table-cell office:value-type="string">
            <text:p>- </text:p>
          </table:table-cell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Bailly</text:p>
          </table:table-cell>
          <table:table-cell office:value-type="string">
            <text:p>Guillaum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Henskens</text:p>
          </table:table-cell>
          <table:table-cell office:value-type="string">
            <text:p>Gerald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Deghellinck</text:p>
          </table:table-cell>
          <table:table-cell office:value-type="string">
            <text:p>Yv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Claeys</text:p>
          </table:table-cell>
          <table:table-cell office:value-type="string">
            <text:p>Olivier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>
            <text:p>Rambout</text:p>
          </table:table-cell>
          <table:table-cell office:value-type="string">
            <text:p>Damie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Schmit</text:p>
          </table:table-cell>
          <table:table-cell office:value-type="string">
            <text:p>Jonath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number-columns-repeated="1014"/>
        </table:table-row>
        <table:table-row table:style-name="ro1">
          <table:table-cell office:value-type="string">
            <text:p>Giard</text:p>
          </table:table-cell>
          <table:table-cell office:value-type="string">
            <text:p>Thibaul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? 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retti</text:p>
          </table:table-cell>
          <table:table-cell table:style-name="ce2" office:value-type="string">
            <text:p>Tanguy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4" office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>
            <text:p>Dubois</text:p>
          </table:table-cell>
          <table:table-cell office:value-type="string">
            <text:p>Antoine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Heng</text:p>
          </table:table-cell>
          <table:table-cell office:value-type="string">
            <text:p>sam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Bourdoux</text:p>
          </table:table-cell>
          <table:table-cell office:value-type="string">
            <text:p>Olivier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Hadefi</text:p>
          </table:table-cell>
          <table:table-cell office:value-type="string">
            <text:p>Ch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Do </text:p>
          </table:table-cell>
          <table:table-cell office:value-type="string">
            <text:p>Duc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Dursel</text:p>
          </table:table-cell>
          <table:table-cell office:value-type="string">
            <text:p>Diego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Bourgeois</text:p>
          </table:table-cell>
          <table:table-cell office:value-type="string">
            <text:p>Adrien</text:p>
          </table:table-cell>
          <table:table-cell office:value-type="float" office:value="7">
            <text:p>7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A2:Feuille1.C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/11/2009</text:date>, <text:time>11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rginie Van den Schrieck</meta:initial-creator>
    <meta:creation-date>2009-10-15T13:59:35</meta:creation-date>
    <dc:date>2009-11-12T11:01:28</dc:date>
    <dc:creator>Virginie Van den Schrieck</dc:creator>
    <meta:editing-duration>PT46H19M35S</meta:editing-duration>
    <meta:editing-cycles>5</meta:editing-cycles>
    <meta:generator>OpenOffice.org/3.0$Unix OpenOffice.org_project/300m15$Build-9379</meta:generator>
    <meta:document-statistic meta:table-count="3" meta:cell-count="309" meta:object-count="0"/>
    <meta:user-defined meta:name="Info 1"/>
    <meta:user-defined meta:name="Info 2"/>
    <meta:user-defined meta:name="Info 3"/>
    <meta:user-defined meta:name="Info 4"/>
  </office:meta>
</office:document-meta>
</file>